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Ubuntu Mono" svg:font-family="'Ubuntu Mono', monospace"/>
    <style:font-face style:name="monospace" svg:font-family="monospace, serif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0b6" officeooo:paragraph-rsid="000bf0b6"/>
    </style:style>
    <style:style style:name="P2" style:family="paragraph" style:parent-style-name="Standard">
      <style:text-properties officeooo:rsid="000c4da8" officeooo:paragraph-rsid="000c4da8"/>
    </style:style>
    <style:style style:name="P3" style:family="paragraph" style:parent-style-name="Standard">
      <style:text-properties officeooo:rsid="000f1a15" officeooo:paragraph-rsid="000f1a15"/>
    </style:style>
    <style:style style:name="P4" style:family="paragraph" style:parent-style-name="Standard">
      <style:text-properties officeooo:rsid="00153435" officeooo:paragraph-rsid="00153435"/>
    </style:style>
    <style:style style:name="P5" style:family="paragraph" style:parent-style-name="Standard">
      <style:text-properties officeooo:rsid="00161ed4" officeooo:paragraph-rsid="00161ed4"/>
    </style:style>
    <style:style style:name="P6" style:family="paragraph" style:parent-style-name="Preformatted_20_Text">
      <style:text-properties officeooo:rsid="0017b24f" officeooo:paragraph-rsid="0017b24f"/>
    </style:style>
    <style:style style:name="P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b24f" officeooo:paragraph-rsid="0017b24f"/>
    </style:style>
    <style:style style:name="P8" style:family="paragraph" style:parent-style-name="Preformatted_20_Text">
      <style:text-properties fo:font-variant="normal" fo:text-transform="none" fo:color="#000000" style:font-name="Ubuntu Mono" fo:font-size="10.5pt" fo:letter-spacing="normal" fo:font-style="normal" fo:font-weight="normal" officeooo:rsid="0022c0b1" officeooo:paragraph-rsid="0022c0b1"/>
    </style:style>
    <style:style style:name="P9" style:family="paragraph" style:parent-style-name="Standard" style:list-style-name="L1">
      <style:text-properties officeooo:rsid="000bf0b6" officeooo:paragraph-rsid="001113f0"/>
    </style:style>
    <style:style style:name="P10" style:family="paragraph" style:parent-style-name="Standard" style:list-style-name="L1">
      <style:text-properties officeooo:rsid="000bf0b6" officeooo:paragraph-rsid="000bf0b6"/>
    </style:style>
    <style:style style:name="P11" style:family="paragraph" style:parent-style-name="Standard" style:list-style-name="L1">
      <style:text-properties officeooo:rsid="000bf0b6" officeooo:paragraph-rsid="001151d9"/>
    </style:style>
    <style:style style:name="P12" style:family="paragraph" style:parent-style-name="Standard" style:list-style-name="L1">
      <style:text-properties officeooo:rsid="000bf0b6" officeooo:paragraph-rsid="001105c2"/>
    </style:style>
    <style:style style:name="P13" style:family="paragraph" style:parent-style-name="Standard" style:list-style-name="L2">
      <style:text-properties officeooo:rsid="000c4da8" officeooo:paragraph-rsid="000c4da8"/>
    </style:style>
    <style:style style:name="P14" style:family="paragraph" style:parent-style-name="Standard" style:list-style-name="L2">
      <style:text-properties officeooo:rsid="000c4da8" officeooo:paragraph-rsid="00119763"/>
    </style:style>
    <style:style style:name="P15" style:family="paragraph" style:parent-style-name="Standard" style:list-style-name="L2">
      <style:text-properties officeooo:rsid="0012b846" officeooo:paragraph-rsid="0012b846"/>
    </style:style>
    <style:style style:name="P16" style:family="paragraph" style:parent-style-name="Standard" style:list-style-name="L3">
      <style:text-properties officeooo:rsid="000e4cf2" officeooo:paragraph-rsid="000e4cf2"/>
    </style:style>
    <style:style style:name="P17" style:family="paragraph" style:parent-style-name="Standard" style:list-style-name="L4">
      <style:text-properties officeooo:rsid="000e4cf2" officeooo:paragraph-rsid="000e4cf2"/>
    </style:style>
    <style:style style:name="P18" style:family="paragraph" style:parent-style-name="Standard">
      <style:text-properties officeooo:rsid="000e4cf2" officeooo:paragraph-rsid="000e4cf2"/>
    </style:style>
    <style:style style:name="P19" style:family="paragraph" style:parent-style-name="Standard" style:list-style-name="L3">
      <style:text-properties officeooo:rsid="000e890c" officeooo:paragraph-rsid="000e890c"/>
    </style:style>
    <style:style style:name="P20" style:family="paragraph" style:parent-style-name="Standard">
      <style:text-properties officeooo:rsid="0017b24f" officeooo:paragraph-rsid="0017b24f"/>
    </style:style>
    <style:style style:name="P21" style:family="paragraph" style:parent-style-name="Standard">
      <style:text-properties officeooo:rsid="0019674f" officeooo:paragraph-rsid="0019674f"/>
    </style:style>
    <style:style style:name="P22" style:family="paragraph" style:parent-style-name="Standard">
      <style:text-properties officeooo:rsid="001b8f1f" officeooo:paragraph-rsid="001b8f1f"/>
    </style:style>
    <style:style style:name="P23" style:family="paragraph" style:parent-style-name="Standard">
      <style:text-properties fo:font-variant="normal" fo:text-transform="none" fo:color="#333333" style:font-name="Menlo" fo:font-size="11.25pt" fo:letter-spacing="normal" fo:font-style="normal" fo:font-weight="normal" officeooo:rsid="0017b24f" officeooo:paragraph-rsid="00214fd7"/>
    </style:style>
    <style:style style:name="P24" style:family="paragraph" style:parent-style-name="Standard">
      <style:text-properties fo:font-variant="normal" fo:text-transform="none" fo:color="#333333" style:font-name="Menlo" fo:font-size="11.25pt" fo:letter-spacing="normal" fo:font-style="normal" fo:font-weight="normal" officeooo:rsid="0022593d" officeooo:paragraph-rsid="0022593d"/>
    </style:style>
    <style:style style:name="P25" style:family="paragraph" style:parent-style-name="Standard">
      <style:text-properties fo:font-variant="normal" fo:text-transform="none" fo:color="#333333" style:font-name="Menlo" fo:font-size="11.25pt" fo:letter-spacing="normal" fo:font-style="normal" fo:font-weight="normal" officeooo:rsid="0022c0b1" officeooo:paragraph-rsid="0022c0b1"/>
    </style:style>
    <style:style style:name="T1" style:family="text">
      <style:text-properties officeooo:rsid="000e4cf2"/>
    </style:style>
    <style:style style:name="T2" style:family="text">
      <style:text-properties officeooo:rsid="0010daf1"/>
    </style:style>
    <style:style style:name="T3" style:family="text">
      <style:text-properties officeooo:rsid="001113f0"/>
    </style:style>
    <style:style style:name="T4" style:family="text">
      <style:text-properties officeooo:rsid="001151d9"/>
    </style:style>
    <style:style style:name="T5" style:family="text">
      <style:text-properties officeooo:rsid="0013dbce"/>
    </style:style>
    <style:style style:name="T6" style:family="text">
      <style:text-properties fo:font-variant="normal" fo:text-transform="none" fo:color="#333333" style:font-name="monospace" fo:font-size="10.5pt" fo:letter-spacing="normal" fo:font-style="normal" fo:font-weight="normal" fo:background-color="transparent" loext:char-shading-value="0" fo:padding="0in" fo:border="none"/>
    </style:style>
    <style:style style:name="T7" style:family="text">
      <style:text-properties officeooo:rsid="001adf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c buoc cai dat tutor</text:p>
      <text:p text:style-name="P1">Buoc 1: Chuan bi cac goi cai dat sau</text:p>
      <text:list xml:id="list2046131897787209801" text:style-name="L1">
        <text:list-item>
          <text:p text:style-name="P9">collaboration <text:a xlink:type="simple" xlink:href="https://github.com/thuccoi/tutor.git"><text:span text:style-name="T3">https://github.com/thuccoi/tutor.git</text:span></text:a></text:p>
        </text:list-item>
        <text:list-item>
          <text:p text:style-name="P10">webapp</text:p>
        </text:list-item>
        <text:list-item>
          <text:p text:style-name="P10">licode</text:p>
        </text:list-item>
        <text:list-item>
          <text:p text:style-name="P10">nginx</text:p>
        </text:list-item>
        <text:list-item>
          <text:p text:style-name="P11">redis <text:a xlink:type="simple" xlink:href="http://redis.io/topics/quickstart"><text:span text:style-name="T4">http://redis.io/topics/quickstart</text:span></text:a></text:p>
        </text:list-item>
        <text:list-item>
          <text:p text:style-name="P12">phpyadm<text:span text:style-name="T2">in </text:span><text:a xlink:type="simple" xlink:href="http://www.valuebound.com/resources/blog/lemp-installation-nginx-mariadb-php-and-phpmyadmin-ubuntu-1404-in-4-steps"><text:span text:style-name="T2">http://www.valuebound.com/resources/blog/lemp-installation-nginx-mariadb-php-and-phpmyadmin-ubuntu-1404-in-4-steps</text:span></text:a></text:p>
          <text:p text:style-name="P12"/>
        </text:list-item>
      </text:list>
      <text:p text:style-name="P2">Buoc 2:</text:p>
      <text:list xml:id="list9107111937742570173" text:style-name="L2">
        <text:list-item>
          <text:p text:style-name="P13">Cai thanh cong licode co duoc ID va Key</text:p>
        </text:list-item>
        <text:list-item>
          <text:p text:style-name="P13">giai nen cac goi tai ve bao gom webapp, collaboration, import redis database.</text:p>
        </text:list-item>
        <text:list-item>
          <text:p text:style-name="P14">Import file database daykem11 vao phpmyadmin, <text:span text:style-name="T1">config trong webapp de nhan duoc database daykem11. </text:span><text:a xlink:type="simple" xlink:href="http://stackoverflow.com/questions/3958615/import-file-size-limit-in-phpmyadmin"><text:span text:style-name="T1">http://stackoverflow.com/questions/3958615/import-file-size-limit-in-phpmyadmin</text:span></text:a></text:p>
          <text:p text:style-name="P15"><text:a xlink:type="simple" xlink:href="https://rtcamp.com/tutorials/php/increase-file-upload-size-limit/">https://rtcamp.com/tutorials/php/increase-file-upload-size-limit/</text:a> <text:s/><text:span text:style-name="T5">max import size</text:span></text:p>
          <text:p text:style-name="P15"/>
        </text:list-item>
      </text:list>
      <text:p text:style-name="P2">Buoc 3:</text:p>
      <text:list xml:id="list7185807453610552674" text:style-name="L3">
        <text:list-item>
          <text:p text:style-name="P16">Trong folder licode: erizo_config/erizoClient/tools <text:s/>thuc thi file compare.js </text:p>
        </text:list-item>
        <text:list-item>
          <text:p text:style-name="P16">Coppy file ../dist/erizo.js vao thu muc collaboration/public/javascript/thirty_party/</text:p>
        </text:list-item>
        <text:list-item>
          <text:p text:style-name="P16">Build file build.sh trong collaboration.</text:p>
        </text:list-item>
        <text:list-item>
          <text:p text:style-name="P19">Config file config.js trong collaboration/config/ <text:s/>va file licode_config.js trong licode de co the giao tiep duoc giua collaboration va licode.</text:p>
        </text:list-item>
      </text:list>
      <text:p text:style-name="P18">Buoc 4:</text:p>
      <text:list xml:id="list1215124006044705326" text:style-name="L4">
        <text:list-item>
          <text:p text:style-name="P17">Thuc thi file restart trong collaboation</text:p>
        </text:list-item>
        <text:list-item>
          <text:p text:style-name="P17">Thuc thi file startLicode.sh trong licode/script/</text:p>
        </text:list-item>
      </text:list>
      <text:p text:style-name="P3">Buoc 5: Hoan thanh qua trinh cai dat.</text:p>
      <text:p text:style-name="P3"/>
      <text:p text:style-name="P22"><text:s/>--enable-gpl</text:p>
      <text:p text:style-name="P20"><text:a xlink:type="simple" xlink:href="https://github.com/npm/npm">https://github.com/npm/npm</text:a></text:p>
      <text:p text:style-name="P20"/>
      <text:p text:style-name="P21">view ip <text:span text:style-name="T7">server</text:span></text:p>
      <text:p text:style-name="P7">ifconfig eth0 | grep inet | awk '{ print $2 }'</text:p>
      <text:p text:style-name="P6"><text:span text:style-name="Source_20_Text"><text:span text:style-name="T6">curl http://icanhazip.com</text:span></text:span></text:p>
      <text:p text:style-name="P23">service php5-fpm reload</text:p>
      <text:p text:style-name="P23">service nginx reload</text:p>
      <text:p text:style-name="P24">55388ad11eed7105af72a500</text:p>
      <text:p text:style-name="P24">2083</text:p>
      <text:p text:style-name="P24"/>
      <text:p text:style-name="P25">remove openssl</text:p>
      <text:p text:style-name="P8">sudo aptitude remove openssl libssl-dev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Ubuntu Mono" svg:font-family="'Ubuntu Mono', monospace"/>
    <style:font-face style:name="monospace" svg:font-family="monospace, serif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9:43:22.678024265</meta:creation-date>
    <dc:date>2015-04-23T16:23:46.902099440</dc:date>
    <meta:editing-duration>PT13H39M54S</meta:editing-duration>
    <meta:editing-cycles>21</meta:editing-cycles>
    <meta:generator>LibreOffice/4.2.7.2$Linux_X86_64 LibreOffice_project/420m0$Build-2</meta:generator>
    <meta:document-statistic meta:table-count="0" meta:image-count="0" meta:object-count="0" meta:page-count="1" meta:paragraph-count="33" meta:word-count="179" meta:character-count="1434" meta:non-whitespace-character-count="1299"/>
  </office:meta>
</office:document-meta>
</file>